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/>
          <table:table-cell office:value-type="string" calcext:value-type="string">
            <text:p>Average:</text:p>
          </table:table-cell>
          <table:table-cell table:formula="of:=AVERAGE([.B2:.B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/>
          <table:table-cell office:value-type="string" calcext:value-type="string">
            <text:p>Std Dev:</text:p>
          </table:table-cell>
          <table:table-cell table:formula="of:=STDEV([.B2:.B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 (20570758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21:42:51.270504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30T21:42:56.720373124</dc:date>
    <meta:editing-duration>PT8H52M8S</meta:editing-duration>
    <meta:editing-cycles>91</meta:editing-cycles>
    <meta:generator>LibreOffice/5.1.6.2$Linux_X86_64 LibreOffice_project/10m0$Build-2</meta:generator>
    <meta:document-statistic meta:table-count="1" meta:cell-count="30" meta:object-count="0"/>
  </office:meta>
</office:document-meta>
</file>